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0">
      <style:table-cell-properties fo:border-bottom="0.26pt solid #000000" style:text-align-source="fix" style:repeat-content="false" fo:border-left="0.74pt double #000000" style:border-line-width-left="0.0102in 0.0138in 0.0102in" fo:padding-bottom="0.0193in" fo:padding-left="0.0138in" fo:padding-right="0.0138in" fo:padding-top="0.0193in" fo:border-right="0.74pt double #000000" style:border-line-width-right="0.0102in 0.0138in 0.0102in" fo:border-top="0.74pt double #000000" style:border-line-width-top="0.0102in 0.0138in 0.0102in" style:vertical-align="middle"/>
      <style:paragraph-properties fo:text-align="center"/>
      <style:text-properties style:font-name="FreeSerif" fo:font-size="18pt" style:font-size-asian="18pt" style:font-size-complex="18pt"/>
    </style:style>
    <style:style style:name="ce2" style:family="table-cell" style:parent-style-name="Default" style:data-style-name="N120">
      <style:table-cell-properties fo:border-bottom="0.26pt solid #000000" style:text-align-source="fix" style:repeat-content="false" fo:border-left="0.74pt double #000000" style:border-line-width-left="0.0102in 0.0138in 0.0102in" fo:padding-bottom="0.0193in" fo:padding-left="0.0138in" fo:padding-right="0.0138in" fo:padding-top="0.0193in" fo:border-right="0.26pt solid #000000" fo:border-top="0.26pt solid #000000"/>
      <style:paragraph-properties fo:text-align="center" fo:margin-left="0in"/>
      <style:text-properties style:font-name="FreeSerif" fo:font-weight="bold" style:font-weight-asian="bold" style:font-weight-complex="bold"/>
    </style:style>
    <style:style style:name="ce3" style:family="table-cell" style:parent-style-name="Default" style:data-style-name="N120">
      <style:table-cell-properties fo:border-bottom="0.26pt solid #999999" fo:border-left="0.74pt double #000000" style:border-line-width-left="0.0102in 0.0138in 0.0102in" fo:padding-bottom="0.0193in" fo:padding-left="0.0138in" fo:padding-right="0.0835in" fo:padding-top="0.0193in" fo:border-right="0.26pt solid #999999" fo:border-top="0.26pt solid #000000"/>
      <style:text-properties style:font-name="FreeSerif"/>
    </style:style>
    <style:style style:name="ce4" style:family="table-cell" style:parent-style-name="Default" style:data-style-name="N120">
      <style:table-cell-properties fo:border-bottom="0.26pt solid #999999" fo:border-left="0.74pt double #000000" style:border-line-width-left="0.0102in 0.0138in 0.0102in" fo:padding-bottom="0.0193in" fo:padding-left="0.0138in" fo:padding-right="0.0835in" fo:padding-top="0.0193in" fo:border-right="0.26pt solid #999999" fo:border-top="0.26pt solid #999999"/>
      <style:text-properties style:font-name="FreeSerif"/>
    </style:style>
    <style:style style:name="ce5" style:family="table-cell" style:parent-style-name="Default" style:data-style-name="N120">
      <style:table-cell-properties fo:border-bottom="0.74pt double #000000" style:border-line-width-bottom="0.0102in 0.0138in 0.0102in" fo:border-left="0.74pt double #000000" style:border-line-width-left="0.0102in 0.0138in 0.0102in" fo:padding-bottom="0.0193in" fo:padding-left="0.0138in" fo:padding-right="0.0835in" fo:padding-top="0.0193in" fo:border-right="0.26pt solid #999999" fo:border-top="0.26pt solid #999999"/>
      <style:text-properties style:font-name="FreeSerif"/>
    </style:style>
    <style:style style:name="ce6" style:family="table-cell" style:parent-style-name="Default">
      <style:text-properties style:font-name="FreeSerif"/>
    </style:style>
    <style:style style:name="ce7" style:family="table-cell" style:parent-style-name="Default" style:data-style-name="N100">
      <style:table-cell-properties fo:border-bottom="0.26pt solid #000000" fo:border-left="0.26pt solid #000000" fo:padding-bottom="0.0193in" fo:padding-left="0.0138in" fo:padding-right="0.0138in" fo:padding-top="0.0193in" fo:border-right="0.26pt solid #000000" fo:border-top="0.74pt double #000000" style:border-line-width-top="0.0102in 0.0138in 0.0102in"/>
      <style:text-properties style:font-name="FreeSerif"/>
    </style:style>
    <style:style style:name="ce8" style:family="table-cell" style:parent-style-name="Default" style:data-style-name="N100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style:font-name="FreeSerif" fo:font-weight="bold" style:font-weight-asian="bold" style:font-weight-complex="bold"/>
    </style:style>
    <style:style style:name="ce9" style:family="table-cell" style:parent-style-name="Default">
      <style:table-cell-properties fo:border-bottom="0.26pt solid #999999" fo:border-left="0.26pt solid #999999" fo:padding-bottom="0.0193in" fo:padding-left="0.0138in" fo:padding-right="0.0835in" fo:padding-top="0.0193in" fo:border-right="0.26pt solid #999999" fo:border-top="0.26pt solid #000000"/>
      <style:text-properties style:font-name="FreeSerif"/>
    </style:style>
    <style:style style:name="ce10" style:family="table-cell" style:parent-style-name="Default">
      <style:table-cell-properties fo:border="0.26pt solid #999999" fo:padding-bottom="0.0193in" fo:padding-left="0.0138in" fo:padding-right="0.0835in" fo:padding-top="0.0193in"/>
      <style:text-properties style:font-name="FreeSerif"/>
    </style:style>
    <style:style style:name="ce11" style:family="table-cell" style:parent-style-name="Default">
      <style:table-cell-properties fo:border-bottom="0.74pt double #000000" style:border-line-width-bottom="0.0102in 0.0138in 0.0102in" fo:border-left="0.26pt solid #999999" fo:padding-bottom="0.0193in" fo:padding-left="0.0138in" fo:padding-right="0.0835in" fo:padding-top="0.0193in" fo:border-right="0.26pt solid #999999" fo:border-top="0.26pt solid #999999"/>
      <style:text-properties style:font-name="FreeSerif"/>
    </style:style>
    <style:style style:name="ce12" style:family="table-cell" style:parent-style-name="Default" style:data-style-name="N120">
      <style:table-cell-properties fo:border-bottom="0.26pt solid #000000" fo:border-left="0.26pt solid #000000" fo:padding-bottom="0.0193in" fo:padding-left="0.0138in" fo:padding-right="0.0138in" fo:padding-top="0.0193in" fo:border-right="0.74pt double #000000" style:border-line-width-right="0.0102in 0.0138in 0.0102in" fo:border-top="0.74pt double #000000" style:border-line-width-top="0.0102in 0.0138in 0.0102in"/>
      <style:text-properties style:font-name="FreeSerif"/>
    </style:style>
    <style:style style:name="ce13" style:family="table-cell" style:parent-style-name="Default" style:data-style-name="N120">
      <style:table-cell-properties fo:border-bottom="0.26pt solid #000000" style:text-align-source="fix" style:repeat-content="false" fo:border-left="0.26pt solid #000000" fo:padding-bottom="0.0193in" fo:padding-left="0.0138in" fo:padding-right="0.0138in" fo:padding-top="0.0193in" fo:border-right="0.74pt double #000000" style:border-line-width-right="0.0102in 0.0138in 0.0102in" fo:border-top="0.26pt solid #000000"/>
      <style:paragraph-properties fo:text-align="center" fo:margin-left="0in"/>
      <style:text-properties style:font-name="FreeSerif" fo:font-weight="bold" style:font-weight-asian="bold" style:font-weight-complex="bold"/>
    </style:style>
    <style:style style:name="ce14" style:family="table-cell" style:parent-style-name="Default" style:data-style-name="N120">
      <style:table-cell-properties fo:border-bottom="0.26pt solid #999999" fo:border-left="0.26pt solid #999999" fo:padding-bottom="0.0193in" fo:padding-left="0.0138in" fo:padding-right="0.0835in" fo:padding-top="0.0193in" fo:border-right="0.74pt double #000000" style:border-line-width-right="0.0102in 0.0138in 0.0102in" fo:border-top="0.26pt solid #000000"/>
      <style:text-properties style:font-name="FreeSerif"/>
    </style:style>
    <style:style style:name="ce15" style:family="table-cell" style:parent-style-name="Default" style:data-style-name="N120">
      <style:table-cell-properties fo:border-bottom="0.26pt solid #999999" fo:border-left="0.26pt solid #999999" fo:padding-bottom="0.0193in" fo:padding-left="0.0138in" fo:padding-right="0.0835in" fo:padding-top="0.0193in" fo:border-right="0.74pt double #000000" style:border-line-width-right="0.0102in 0.0138in 0.0102in" fo:border-top="0.26pt solid #999999"/>
      <style:text-properties style:font-name="FreeSerif"/>
    </style:style>
    <style:style style:name="ce16" style:family="table-cell" style:parent-style-name="Default" style:data-style-name="N120">
      <style:table-cell-properties fo:border-bottom="0.74pt double #000000" style:border-line-width-bottom="0.0102in 0.0138in 0.0102in" fo:border-left="0.26pt solid #999999" fo:padding-bottom="0.0193in" fo:padding-left="0.0138in" fo:padding-right="0.0835in" fo:padding-top="0.0193in" fo:border-right="0.74pt double #000000" style:border-line-width-right="0.0102in 0.0138in 0.0102in" fo:border-top="0.26pt solid #999999"/>
      <style:text-properties style:font-name="FreeSerif"/>
    </style:style>
  </office:automatic-styles>
  <office:body>
    <office:spreadsheet>
      <table:table table:name="Feuille1" table:style-name="ta1">
        <table:table-column table:style-name="co1" table:number-columns-repeated="1024" table:default-cell-style-name="ce6"/>
        <table:table-row table:style-name="ro1">
          <table:table-cell table:style-name="ce1" office:value-type="string" table:number-columns-spanned="3" table:number-rows-spanned="1">
            <text:p>Calcul du pourboire</text:p>
          </table:table-cell>
          <table:covered-table-cell table:style-name="ce7"/>
          <table:covered-table-cell table:style-name="ce12"/>
          <table:table-cell table:number-columns-repeated="1021"/>
        </table:table-row>
        <table:table-row table:style-name="ro2">
          <table:table-cell table:style-name="ce2" office:value-type="string">
            <text:p>Montant</text:p>
          </table:table-cell>
          <table:table-cell table:style-name="ce8" office:value-type="string">
            <text:p>15 %</text:p>
          </table:table-cell>
          <table:table-cell table:style-name="ce13" office:value-type="string">
            <text:p>Total</text:p>
          </table:table-cell>
          <table:table-cell table:number-columns-repeated="1021"/>
        </table:table-row>
        <table:table-row table:style-name="ro2">
          <table:table-cell table:style-name="ce3" office:value-type="currency" office:currency="CAD" office:value="10">
            <text:p>$10.00</text:p>
          </table:table-cell>
          <table:table-cell table:style-name="ce9" table:formula="of:=[.A3]*0.15" office:value-type="currency" office:currency="CAD" office:value="1.5">
            <text:p>$1.50</text:p>
          </table:table-cell>
          <table:table-cell table:style-name="ce14" table:formula="of:=[.A3]*1.15" office:value-type="currency" office:currency="CAD" office:value="11.5">
            <text:p>$11.5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11">
            <text:p>$11.00</text:p>
          </table:table-cell>
          <table:table-cell table:style-name="ce10" table:formula="of:=[.A4]*0.15" office:value-type="currency" office:currency="CAD" office:value="1.65">
            <text:p>$1.65</text:p>
          </table:table-cell>
          <table:table-cell table:style-name="ce15" table:formula="of:=[.A4]*1.15" office:value-type="currency" office:currency="CAD" office:value="12.65">
            <text:p>$12.6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12">
            <text:p>$12.00</text:p>
          </table:table-cell>
          <table:table-cell table:style-name="ce10" table:formula="of:=[.A5]*0.15" office:value-type="currency" office:currency="CAD" office:value="1.8">
            <text:p>$1.80</text:p>
          </table:table-cell>
          <table:table-cell table:style-name="ce15" table:formula="of:=[.A5]*1.15" office:value-type="currency" office:currency="CAD" office:value="13.8">
            <text:p>$13.8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13">
            <text:p>$13.00</text:p>
          </table:table-cell>
          <table:table-cell table:style-name="ce10" table:formula="of:=[.A6]*0.15" office:value-type="currency" office:currency="CAD" office:value="1.95">
            <text:p>$1.95</text:p>
          </table:table-cell>
          <table:table-cell table:style-name="ce15" table:formula="of:=[.A6]*1.15" office:value-type="currency" office:currency="CAD" office:value="14.95">
            <text:p>$14.9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14">
            <text:p>$14.00</text:p>
          </table:table-cell>
          <table:table-cell table:style-name="ce10" table:formula="of:=[.A7]*0.15" office:value-type="currency" office:currency="CAD" office:value="2.1">
            <text:p>$2.10</text:p>
          </table:table-cell>
          <table:table-cell table:style-name="ce15" table:formula="of:=[.A7]*1.15" office:value-type="currency" office:currency="CAD" office:value="16.1">
            <text:p>$16.1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15">
            <text:p>$15.00</text:p>
          </table:table-cell>
          <table:table-cell table:style-name="ce10" table:formula="of:=[.A8]*0.15" office:value-type="currency" office:currency="CAD" office:value="2.25">
            <text:p>$2.25</text:p>
          </table:table-cell>
          <table:table-cell table:style-name="ce15" table:formula="of:=[.A8]*1.15" office:value-type="currency" office:currency="CAD" office:value="17.25">
            <text:p>$17.2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16">
            <text:p>$16.00</text:p>
          </table:table-cell>
          <table:table-cell table:style-name="ce10" table:formula="of:=[.A9]*0.15" office:value-type="currency" office:currency="CAD" office:value="2.4">
            <text:p>$2.40</text:p>
          </table:table-cell>
          <table:table-cell table:style-name="ce15" table:formula="of:=[.A9]*1.15" office:value-type="currency" office:currency="CAD" office:value="18.4">
            <text:p>$18.4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17">
            <text:p>$17.00</text:p>
          </table:table-cell>
          <table:table-cell table:style-name="ce10" table:formula="of:=[.A10]*0.15" office:value-type="currency" office:currency="CAD" office:value="2.55">
            <text:p>$2.55</text:p>
          </table:table-cell>
          <table:table-cell table:style-name="ce15" table:formula="of:=[.A10]*1.15" office:value-type="currency" office:currency="CAD" office:value="19.55">
            <text:p>$19.5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18">
            <text:p>$18.00</text:p>
          </table:table-cell>
          <table:table-cell table:style-name="ce10" table:formula="of:=[.A11]*0.15" office:value-type="currency" office:currency="CAD" office:value="2.7">
            <text:p>$2.70</text:p>
          </table:table-cell>
          <table:table-cell table:style-name="ce15" table:formula="of:=[.A11]*1.15" office:value-type="currency" office:currency="CAD" office:value="20.7">
            <text:p>$20.7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19">
            <text:p>$19.00</text:p>
          </table:table-cell>
          <table:table-cell table:style-name="ce10" table:formula="of:=[.A12]*0.15" office:value-type="currency" office:currency="CAD" office:value="2.85">
            <text:p>$2.85</text:p>
          </table:table-cell>
          <table:table-cell table:style-name="ce15" table:formula="of:=[.A12]*1.15" office:value-type="currency" office:currency="CAD" office:value="21.85">
            <text:p>$21.8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20">
            <text:p>$20.00</text:p>
          </table:table-cell>
          <table:table-cell table:style-name="ce10" table:formula="of:=[.A13]*0.15" office:value-type="currency" office:currency="CAD" office:value="3">
            <text:p>$3.00</text:p>
          </table:table-cell>
          <table:table-cell table:style-name="ce15" table:formula="of:=[.A13]*1.15" office:value-type="currency" office:currency="CAD" office:value="23">
            <text:p>$23.0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21">
            <text:p>$21.00</text:p>
          </table:table-cell>
          <table:table-cell table:style-name="ce10" table:formula="of:=[.A14]*0.15" office:value-type="currency" office:currency="CAD" office:value="3.15">
            <text:p>$3.15</text:p>
          </table:table-cell>
          <table:table-cell table:style-name="ce15" table:formula="of:=[.A14]*1.15" office:value-type="currency" office:currency="CAD" office:value="24.15">
            <text:p>$24.1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22">
            <text:p>$22.00</text:p>
          </table:table-cell>
          <table:table-cell table:style-name="ce10" table:formula="of:=[.A15]*0.15" office:value-type="currency" office:currency="CAD" office:value="3.3">
            <text:p>$3.30</text:p>
          </table:table-cell>
          <table:table-cell table:style-name="ce15" table:formula="of:=[.A15]*1.15" office:value-type="currency" office:currency="CAD" office:value="25.3">
            <text:p>$25.3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23">
            <text:p>$23.00</text:p>
          </table:table-cell>
          <table:table-cell table:style-name="ce10" table:formula="of:=[.A16]*0.15" office:value-type="currency" office:currency="CAD" office:value="3.45">
            <text:p>$3.45</text:p>
          </table:table-cell>
          <table:table-cell table:style-name="ce15" table:formula="of:=[.A16]*1.15" office:value-type="currency" office:currency="CAD" office:value="26.45">
            <text:p>$26.4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24">
            <text:p>$24.00</text:p>
          </table:table-cell>
          <table:table-cell table:style-name="ce10" table:formula="of:=[.A17]*0.15" office:value-type="currency" office:currency="CAD" office:value="3.6">
            <text:p>$3.60</text:p>
          </table:table-cell>
          <table:table-cell table:style-name="ce15" table:formula="of:=[.A17]*1.15" office:value-type="currency" office:currency="CAD" office:value="27.6">
            <text:p>$27.6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25">
            <text:p>$25.00</text:p>
          </table:table-cell>
          <table:table-cell table:style-name="ce10" table:formula="of:=[.A18]*0.15" office:value-type="currency" office:currency="CAD" office:value="3.75">
            <text:p>$3.75</text:p>
          </table:table-cell>
          <table:table-cell table:style-name="ce15" table:formula="of:=[.A18]*1.15" office:value-type="currency" office:currency="CAD" office:value="28.75">
            <text:p>$28.7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26">
            <text:p>$26.00</text:p>
          </table:table-cell>
          <table:table-cell table:style-name="ce10" table:formula="of:=[.A19]*0.15" office:value-type="currency" office:currency="CAD" office:value="3.9">
            <text:p>$3.90</text:p>
          </table:table-cell>
          <table:table-cell table:style-name="ce15" table:formula="of:=[.A19]*1.15" office:value-type="currency" office:currency="CAD" office:value="29.9">
            <text:p>$29.9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27">
            <text:p>$27.00</text:p>
          </table:table-cell>
          <table:table-cell table:style-name="ce10" table:formula="of:=[.A20]*0.15" office:value-type="currency" office:currency="CAD" office:value="4.05">
            <text:p>$4.05</text:p>
          </table:table-cell>
          <table:table-cell table:style-name="ce15" table:formula="of:=[.A20]*1.15" office:value-type="currency" office:currency="CAD" office:value="31.05">
            <text:p>$31.0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28">
            <text:p>$28.00</text:p>
          </table:table-cell>
          <table:table-cell table:style-name="ce10" table:formula="of:=[.A21]*0.15" office:value-type="currency" office:currency="CAD" office:value="4.2">
            <text:p>$4.20</text:p>
          </table:table-cell>
          <table:table-cell table:style-name="ce15" table:formula="of:=[.A21]*1.15" office:value-type="currency" office:currency="CAD" office:value="32.2">
            <text:p>$32.2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29">
            <text:p>$29.00</text:p>
          </table:table-cell>
          <table:table-cell table:style-name="ce10" table:formula="of:=[.A22]*0.15" office:value-type="currency" office:currency="CAD" office:value="4.35">
            <text:p>$4.35</text:p>
          </table:table-cell>
          <table:table-cell table:style-name="ce15" table:formula="of:=[.A22]*1.15" office:value-type="currency" office:currency="CAD" office:value="33.35">
            <text:p>$33.3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30">
            <text:p>$30.00</text:p>
          </table:table-cell>
          <table:table-cell table:style-name="ce10" table:formula="of:=[.A23]*0.15" office:value-type="currency" office:currency="CAD" office:value="4.5">
            <text:p>$4.50</text:p>
          </table:table-cell>
          <table:table-cell table:style-name="ce15" table:formula="of:=[.A23]*1.15" office:value-type="currency" office:currency="CAD" office:value="34.5">
            <text:p>$34.5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31">
            <text:p>$31.00</text:p>
          </table:table-cell>
          <table:table-cell table:style-name="ce10" table:formula="of:=[.A24]*0.15" office:value-type="currency" office:currency="CAD" office:value="4.65">
            <text:p>$4.65</text:p>
          </table:table-cell>
          <table:table-cell table:style-name="ce15" table:formula="of:=[.A24]*1.15" office:value-type="currency" office:currency="CAD" office:value="35.65">
            <text:p>$35.6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32">
            <text:p>$32.00</text:p>
          </table:table-cell>
          <table:table-cell table:style-name="ce10" table:formula="of:=[.A25]*0.15" office:value-type="currency" office:currency="CAD" office:value="4.8">
            <text:p>$4.80</text:p>
          </table:table-cell>
          <table:table-cell table:style-name="ce15" table:formula="of:=[.A25]*1.15" office:value-type="currency" office:currency="CAD" office:value="36.8">
            <text:p>$36.8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33">
            <text:p>$33.00</text:p>
          </table:table-cell>
          <table:table-cell table:style-name="ce10" table:formula="of:=[.A26]*0.15" office:value-type="currency" office:currency="CAD" office:value="4.95">
            <text:p>$4.95</text:p>
          </table:table-cell>
          <table:table-cell table:style-name="ce15" table:formula="of:=[.A26]*1.15" office:value-type="currency" office:currency="CAD" office:value="37.95">
            <text:p>$37.9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34">
            <text:p>$34.00</text:p>
          </table:table-cell>
          <table:table-cell table:style-name="ce10" table:formula="of:=[.A27]*0.15" office:value-type="currency" office:currency="CAD" office:value="5.1">
            <text:p>$5.10</text:p>
          </table:table-cell>
          <table:table-cell table:style-name="ce15" table:formula="of:=[.A27]*1.15" office:value-type="currency" office:currency="CAD" office:value="39.1">
            <text:p>$39.1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35">
            <text:p>$35.00</text:p>
          </table:table-cell>
          <table:table-cell table:style-name="ce10" table:formula="of:=[.A28]*0.15" office:value-type="currency" office:currency="CAD" office:value="5.25">
            <text:p>$5.25</text:p>
          </table:table-cell>
          <table:table-cell table:style-name="ce15" table:formula="of:=[.A28]*1.15" office:value-type="currency" office:currency="CAD" office:value="40.25">
            <text:p>$40.2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36">
            <text:p>$36.00</text:p>
          </table:table-cell>
          <table:table-cell table:style-name="ce10" table:formula="of:=[.A29]*0.15" office:value-type="currency" office:currency="CAD" office:value="5.4">
            <text:p>$5.40</text:p>
          </table:table-cell>
          <table:table-cell table:style-name="ce15" table:formula="of:=[.A29]*1.15" office:value-type="currency" office:currency="CAD" office:value="41.4">
            <text:p>$41.4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37">
            <text:p>$37.00</text:p>
          </table:table-cell>
          <table:table-cell table:style-name="ce10" table:formula="of:=[.A30]*0.15" office:value-type="currency" office:currency="CAD" office:value="5.55">
            <text:p>$5.55</text:p>
          </table:table-cell>
          <table:table-cell table:style-name="ce15" table:formula="of:=[.A30]*1.15" office:value-type="currency" office:currency="CAD" office:value="42.55">
            <text:p>$42.5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38">
            <text:p>$38.00</text:p>
          </table:table-cell>
          <table:table-cell table:style-name="ce10" table:formula="of:=[.A31]*0.15" office:value-type="currency" office:currency="CAD" office:value="5.7">
            <text:p>$5.70</text:p>
          </table:table-cell>
          <table:table-cell table:style-name="ce15" table:formula="of:=[.A31]*1.15" office:value-type="currency" office:currency="CAD" office:value="43.7">
            <text:p>$43.7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39">
            <text:p>$39.00</text:p>
          </table:table-cell>
          <table:table-cell table:style-name="ce10" table:formula="of:=[.A32]*0.15" office:value-type="currency" office:currency="CAD" office:value="5.85">
            <text:p>$5.85</text:p>
          </table:table-cell>
          <table:table-cell table:style-name="ce15" table:formula="of:=[.A32]*1.15" office:value-type="currency" office:currency="CAD" office:value="44.85">
            <text:p>$44.8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40">
            <text:p>$40.00</text:p>
          </table:table-cell>
          <table:table-cell table:style-name="ce10" table:formula="of:=[.A33]*0.15" office:value-type="currency" office:currency="CAD" office:value="6">
            <text:p>$6.00</text:p>
          </table:table-cell>
          <table:table-cell table:style-name="ce15" table:formula="of:=[.A33]*1.15" office:value-type="currency" office:currency="CAD" office:value="46">
            <text:p>$46.0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41">
            <text:p>$41.00</text:p>
          </table:table-cell>
          <table:table-cell table:style-name="ce10" table:formula="of:=[.A34]*0.15" office:value-type="currency" office:currency="CAD" office:value="6.15">
            <text:p>$6.15</text:p>
          </table:table-cell>
          <table:table-cell table:style-name="ce15" table:formula="of:=[.A34]*1.15" office:value-type="currency" office:currency="CAD" office:value="47.15">
            <text:p>$47.1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42">
            <text:p>$42.00</text:p>
          </table:table-cell>
          <table:table-cell table:style-name="ce10" table:formula="of:=[.A35]*0.15" office:value-type="currency" office:currency="CAD" office:value="6.3">
            <text:p>$6.30</text:p>
          </table:table-cell>
          <table:table-cell table:style-name="ce15" table:formula="of:=[.A35]*1.15" office:value-type="currency" office:currency="CAD" office:value="48.3">
            <text:p>$48.3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43">
            <text:p>$43.00</text:p>
          </table:table-cell>
          <table:table-cell table:style-name="ce10" table:formula="of:=[.A36]*0.15" office:value-type="currency" office:currency="CAD" office:value="6.45">
            <text:p>$6.45</text:p>
          </table:table-cell>
          <table:table-cell table:style-name="ce15" table:formula="of:=[.A36]*1.15" office:value-type="currency" office:currency="CAD" office:value="49.45">
            <text:p>$49.4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44">
            <text:p>$44.00</text:p>
          </table:table-cell>
          <table:table-cell table:style-name="ce10" table:formula="of:=[.A37]*0.15" office:value-type="currency" office:currency="CAD" office:value="6.6">
            <text:p>$6.60</text:p>
          </table:table-cell>
          <table:table-cell table:style-name="ce15" table:formula="of:=[.A37]*1.15" office:value-type="currency" office:currency="CAD" office:value="50.6">
            <text:p>$50.6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45">
            <text:p>$45.00</text:p>
          </table:table-cell>
          <table:table-cell table:style-name="ce10" table:formula="of:=[.A38]*0.15" office:value-type="currency" office:currency="CAD" office:value="6.75">
            <text:p>$6.75</text:p>
          </table:table-cell>
          <table:table-cell table:style-name="ce15" table:formula="of:=[.A38]*1.15" office:value-type="currency" office:currency="CAD" office:value="51.75">
            <text:p>$51.7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46">
            <text:p>$46.00</text:p>
          </table:table-cell>
          <table:table-cell table:style-name="ce10" table:formula="of:=[.A39]*0.15" office:value-type="currency" office:currency="CAD" office:value="6.9">
            <text:p>$6.90</text:p>
          </table:table-cell>
          <table:table-cell table:style-name="ce15" table:formula="of:=[.A39]*1.15" office:value-type="currency" office:currency="CAD" office:value="52.9">
            <text:p>$52.9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47">
            <text:p>$47.00</text:p>
          </table:table-cell>
          <table:table-cell table:style-name="ce10" table:formula="of:=[.A40]*0.15" office:value-type="currency" office:currency="CAD" office:value="7.05">
            <text:p>$7.05</text:p>
          </table:table-cell>
          <table:table-cell table:style-name="ce15" table:formula="of:=[.A40]*1.15" office:value-type="currency" office:currency="CAD" office:value="54.05">
            <text:p>$54.05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48">
            <text:p>$48.00</text:p>
          </table:table-cell>
          <table:table-cell table:style-name="ce10" table:formula="of:=[.A41]*0.15" office:value-type="currency" office:currency="CAD" office:value="7.2">
            <text:p>$7.20</text:p>
          </table:table-cell>
          <table:table-cell table:style-name="ce15" table:formula="of:=[.A41]*1.15" office:value-type="currency" office:currency="CAD" office:value="55.2">
            <text:p>$55.20</text:p>
          </table:table-cell>
          <table:table-cell table:number-columns-repeated="1021"/>
        </table:table-row>
        <table:table-row table:style-name="ro2">
          <table:table-cell table:style-name="ce4" office:value-type="currency" office:currency="CAD" office:value="49">
            <text:p>$49.00</text:p>
          </table:table-cell>
          <table:table-cell table:style-name="ce10" table:formula="of:=[.A42]*0.15" office:value-type="currency" office:currency="CAD" office:value="7.35">
            <text:p>$7.35</text:p>
          </table:table-cell>
          <table:table-cell table:style-name="ce15" table:formula="of:=[.A42]*1.15" office:value-type="currency" office:currency="CAD" office:value="56.35">
            <text:p>$56.35</text:p>
          </table:table-cell>
          <table:table-cell table:number-columns-repeated="1021"/>
        </table:table-row>
        <table:table-row table:style-name="ro2">
          <table:table-cell table:style-name="ce5" office:value-type="currency" office:currency="CAD" office:value="50">
            <text:p>$50.00</text:p>
          </table:table-cell>
          <table:table-cell table:style-name="ce11" table:formula="of:=[.A43]*0.15" office:value-type="currency" office:currency="CAD" office:value="7.5">
            <text:p>$7.50</text:p>
          </table:table-cell>
          <table:table-cell table:style-name="ce16" table:formula="of:=[.A43]*1.15" office:value-type="currency" office:currency="CAD" office:value="57.5">
            <text:p>$57.50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2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11/24/2011</text:date>, <text:time>21:0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de Verteuil</meta:initial-creator>
    <meta:creation-date>2011-11-24T20:58:33</meta:creation-date>
    <dc:date>2011-11-24T21:09:04</dc:date>
    <dc:creator>Alexandre de Verteuil</dc:creator>
    <meta:editing-duration>PT10M32S</meta:editing-duration>
    <meta:editing-cycles>1</meta:editing-cycles>
    <meta:document-statistic meta:table-count="3" meta:cell-count="127" meta:object-count="0"/>
    <meta:generator>LibreOffice/3.4$Unix LibreOffice_project/340m1$Build-402</meta:generator>
  </office:meta>
</office:document-meta>
</file>